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25-01-02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24-02-14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22-12-27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21-12-29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20-12-28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19-12-23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18-12-20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16-12-20 17:08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15-12-29 19:39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13-12-16 16:25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13-01-15 20:01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10-12-28 15:3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10-01-12 21:08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08-12-30 15:31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08-01-12 16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07-01-17 18:50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06-01-05 18:5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1080995658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